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bce5" officeooo:paragraph-rsid="001dbce5"/>
    </style:style>
    <style:style style:name="P2" style:family="paragraph" style:parent-style-name="Standard">
      <style:text-properties officeooo:rsid="001e799a" officeooo:paragraph-rsid="001e799a"/>
    </style:style>
    <style:style style:name="P3" style:family="paragraph" style:parent-style-name="Standard">
      <style:text-properties officeooo:rsid="001eae8e" officeooo:paragraph-rsid="001eae8e"/>
    </style:style>
    <style:style style:name="P4" style:family="paragraph" style:parent-style-name="Standard">
      <style:text-properties officeooo:rsid="002021d0" officeooo:paragraph-rsid="002021d0"/>
    </style:style>
    <style:style style:name="P5" style:family="paragraph" style:parent-style-name="Standard">
      <style:text-properties officeooo:rsid="0021b18a" officeooo:paragraph-rsid="0021b18a"/>
    </style:style>
    <style:style style:name="P6" style:family="paragraph" style:parent-style-name="Standard">
      <style:text-properties officeooo:rsid="00225ca4" officeooo:paragraph-rsid="00225ca4"/>
    </style:style>
    <style:style style:name="P7" style:family="paragraph" style:parent-style-name="Standard">
      <style:text-properties officeooo:rsid="00257b25" officeooo:paragraph-rsid="00257b25"/>
    </style:style>
    <style:style style:name="P8" style:family="paragraph" style:parent-style-name="Standard">
      <style:text-properties officeooo:rsid="00271559" officeooo:paragraph-rsid="00271559"/>
    </style:style>
    <style:style style:name="P9" style:family="paragraph" style:parent-style-name="Standard">
      <style:text-properties officeooo:rsid="0028f5b5" officeooo:paragraph-rsid="00271559"/>
    </style:style>
    <style:style style:name="P10" style:family="paragraph" style:parent-style-name="Table_20_Contents">
      <style:text-properties officeooo:rsid="002021d0" officeooo:paragraph-rsid="002021d0"/>
    </style:style>
    <style:style style:name="P11" style:family="paragraph" style:parent-style-name="Table_20_Contents">
      <style:text-properties officeooo:rsid="002021d0" officeooo:paragraph-rsid="00209635"/>
    </style:style>
    <style:style style:name="P12" style:family="paragraph" style:parent-style-name="Table_20_Contents">
      <style:text-properties officeooo:rsid="00209635" officeooo:paragraph-rsid="00209635"/>
    </style:style>
    <style:style style:name="T1" style:family="text">
      <style:text-properties officeooo:rsid="001eae8e"/>
    </style:style>
    <style:style style:name="T2" style:family="text">
      <style:text-properties officeooo:rsid="002021d0"/>
    </style:style>
    <style:style style:name="T3" style:family="text">
      <style:text-properties officeooo:rsid="00225ca4"/>
    </style:style>
    <style:style style:name="T4" style:family="text">
      <style:text-properties officeooo:rsid="0023f043"/>
    </style:style>
    <style:style style:name="T5" style:family="text">
      <style:text-properties officeooo:rsid="0028f5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.2. Tiene el valor 0x00000012 , y se modifica el valor del registro entero. Todo esto despues de modificar el valor del registro a mano antes de ejecutar el programa.</text:p>
      <text:p text:style-name="P1"/>
      <text:p text:style-name="P2">4.2.1 ha dado lugar a movs r1, =0xFF porque le hemos pasado como parametro a ldr un numero que ocupa 1 byte u 8 bits asi que el ensamblador cambia la instruccion a un mov, ya que cabe ahi dentro.</text:p>
      <text:p text:style-name="P2"/>
      <text:p text:style-name="P2">4.2.2 <text:span text:style-name="T1">Primero copia el inmediato al final del programa en una instruccion, y luego hace la carga relativa al PC. Por eso en la interfaz del programa sale la carga al PC entre corchetes.</text:span></text:p>
      <text:p text:style-name="P2"/>
      <text:p text:style-name="P3">4.2.3 <text:span text:style-name="T2">Se le suma el numero cuatro a la direccion de memoria, en este caso esta en hexadecimal, asi que si le sumas cuatro en binario(100), asi que la suma es 8, y la direccion de memoria sera 0x0000 1008</text:span></text:p>
      <text:p text:style-name="P3"/>
      <text:p text:style-name="P4">4.2.4 Esta en la posicion de memoria 0x00001008 , si que coincide con la direccion de memoria calculada antes.</text:p>
      <text:p text:style-name="P4"/>
      <text:p text:style-name="P4">4.2.5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R1</text:p>
          </table:table-cell>
          <table:table-cell table:style-name="Table1.B1" office:value-type="string">
            <text:p text:style-name="P10">R2</text:p>
          </table:table-cell>
        </table:table-row>
        <table:table-row>
          <table:table-cell table:style-name="Table1.A2" office:value-type="string">
            <text:p text:style-name="P10">0x000000FF</text:p>
          </table:table-cell>
          <table:table-cell table:style-name="Table1.B2" office:value-type="string">
            <text:p text:style-name="P10">0x0000000</text:p>
          </table:table-cell>
        </table:table-row>
        <table:table-row>
          <table:table-cell table:style-name="Table1.A2" office:value-type="string">
            <text:p text:style-name="P11">0x000000FF</text:p>
          </table:table-cell>
          <table:table-cell table:style-name="Table1.B2" office:value-type="string">
            <text:p text:style-name="P12">0x10203040</text:p>
          </table:table-cell>
        </table:table-row>
      </table:table>
      <text:p text:style-name="P4"/>
      <text:p text:style-name="P5">4.3.1 Cargan en registros, valores que estan en las direcciones de memoria que marcan las constantes definidas por word.</text:p>
      <text:p text:style-name="P5"/>
      <text:p text:style-name="P5">4.3.2 <text:s/>Las tres primeras direcciones de memoria de la RAM.</text:p>
      <text:p text:style-name="P5"/>
      <text:p text:style-name="P5">4.3.3 <text:span text:style-name="T3">Se desmiente, porque el registro guarda la direccion de memoria DONDE se guardan los valores que se almacenan en las etiquetas.</text:span></text:p>
      <text:p text:style-name="P5"/>
      <text:p text:style-name="P6">4.4<text:span text:style-name="T4">1 0x6802 ( 0110100000000010) / La cargara en la direccion 0x00001004 / el valor definido en la palabra word1.</text:span></text:p>
      <text:p text:style-name="P7"/>
      <text:p text:style-name="P8">4.4.3 La cargara del registro 0, pero con un desplazamiento inmediato de 5 bits. En este caso el desplazamiento es de 4. 0x11213141 sera el valor que se cargara.</text:p>
      <text:p text:style-name="P8"/>
      <text:p text:style-name="P8">4.4.5 <text:s/>La sacara de la suma del contenido de los registros r0 y r1. <text:span text:style-name="T5">El valor sera el alojado en la direccion de memoria de la suma es decir 0x20070000 y <text:s/>0x00000008, asi que se guardara el valor 0x10203040 + 0x12223242 = 12223242</text:span></text:p>
      <text:p text:style-name="P9"/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0:11:06.526922081</meta:creation-date>
    <meta:editing-duration>PT1H16M37S</meta:editing-duration>
    <meta:editing-cycles>5</meta:editing-cycles>
    <meta:generator>LibreOffice/4.2.8.2$Linux_X86_64 LibreOffice_project/420m0$Build-2</meta:generator>
    <dc:date>2016-04-09T12:20:23.347593998</dc:date>
    <meta:document-statistic meta:table-count="1" meta:image-count="0" meta:object-count="0" meta:page-count="1" meta:paragraph-count="18" meta:word-count="312" meta:character-count="1724" meta:non-whitespace-character-count="1426"/>
  </office:meta>
</office:document-meta>
</file>